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background-color="#93C47D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93C47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2.086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Matériel</text:p>
          </table:table-cell>
          <table:table-cell office:value-type="string" table:style-name="ce3">
            <text:p>Prix HT</text:p>
          </table:table-cell>
          <table:table-cell office:value-type="string" table:style-name="ce3">
            <text:p>Prix TTC</text:p>
          </table:table-cell>
          <table:table-cell office:value-type="string" table:style-name="ce3">
            <text:p>Quantité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hâssis AlphaBot2-Ar 12911" table:formula="of:=HYPERLINK(&quot;https://www.gotronic.fr/art-chassis-alphabot2-ar-12911-27125.htm#complte_desc&quot;;&quot;Châssis AlphaBot2-Ar 12911&quot;)" table:style-name="ce4">
            <text:p>Châssis AlphaBot2-Ar 12911</text:p>
          </table:table-cell>
          <table:table-cell office:value-type="currency" office:value="53.25" table:style-name="ce5">
            <text:p>53,25 €</text:p>
          </table:table-cell>
          <table:table-cell office:value-type="currency" office:value="63.9" table:style-name="ce5">
            <text:p>63,90 €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Carte Arduino UNO" table:formula="of:=HYPERLINK(&quot;https://www.gotronic.fr/art-carte-arduino-uno-12420.htm&quot;;&quot;Carte Arduino UNO&quot;)" table:style-name="ce4">
            <text:p>Carte Arduino UNO</text:p>
          </table:table-cell>
          <table:table-cell office:value-type="currency" office:value="16.25" table:style-name="ce5">
            <text:p>16,25 €</text:p>
          </table:table-cell>
          <table:table-cell office:value-type="currency" office:value="19.5" table:style-name="ce5">
            <text:p>19,5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Module BLE dual Bee 113050013" table:formula="of:=HYPERLINK(&quot;https://www.gotronic.fr/art-module-ble-dual-bee-113050013-24545.htm&quot;;&quot;Module BLE dual Bee 113050013&quot;)" table:style-name="ce4">
            <text:p>Module BLE dual Bee 113050013</text:p>
          </table:table-cell>
          <table:table-cell office:value-type="currency" office:value="17.829999999999998" table:style-name="ce5">
            <text:p>17,83 €</text:p>
          </table:table-cell>
          <table:table-cell office:value-type="currency" office:value="21.4" table:style-name="ce5">
            <text:p>21,4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Module Xbee Shield 103030004" table:formula="of:=HYPERLINK(&quot;https://www.gotronic.fr/art-module-xbee-shield-103030004-20626.htm&quot;;&quot;Module Xbee Shield 103030004&quot;)" table:style-name="ce4">
            <text:p>Module Xbee Shield 103030004</text:p>
          </table:table-cell>
          <table:table-cell office:value-type="currency" office:value="8.58" table:style-name="ce5">
            <text:p>8,58 €</text:p>
          </table:table-cell>
          <table:table-cell office:value-type="currency" office:value="10.3" table:style-name="ce5">
            <text:p>10,30 €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Accu Li-Ion 14500 (pile)" table:formula="of:=HYPERLINK(&quot;https://www.gotronic.fr/art-A15accu-li-ion-14500-26307.htm&quot;;&quot;Accu Li-Ion 14500 (pile)&quot;)" table:style-name="ce7">
            <text:p>Accu Li-Ion 14500 (pile)</text:p>
          </table:table-cell>
          <table:table-cell office:value-type="currency" office:value="5.75" table:style-name="ce5">
            <text:p>5,75 €</text:p>
          </table:table-cell>
          <table:table-cell office:value-type="currency" office:value="6.9" table:style-name="ce5">
            <text:p>6,90 €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8">
            <text:p>Duracell Plus Power AA / LR</text:p>
          </table:table-cell>
          <table:table-cell office:value-type="currency" office:value="7.9" table:style-name="ce5">
            <text:p>7,90 €</text:p>
          </table:table-cell>
          <table:table-cell office:value-type="currency" office:value="9.9" table:style-name="ce5">
            <text:p>9,90 €</text:p>
          </table:table-cell>
          <table:table-cell office:value-type="float" office:value="4" table:style-name="ce6">
            <text:p>4</text:p>
          </table:table-cell>
          <table:table-cell office:value-type="string" table:style-name="ce9">
            <text:p>Total HT</text:p>
          </table:table-cell>
          <table:table-cell office:value-type="string" table:style-name="ce10">
            <text:p>Total TTC</text:p>
          </table:table-cell>
          <table:table-cell table:number-columns-repeated="16378"/>
        </table:table-row>
        <table:table-row table:style-name="ro2">
          <table:table-cell table:style-name="ce6"/>
          <table:table-cell table:number-columns-repeated="2" table:style-name="ce5"/>
          <table:table-cell table:style-name="ce6"/>
          <table:table-cell office:value-type="currency" office:value="173.09" table:formula="of:=[.B2]*[.D2]+[.B3]*[.D3]+[.B4]*[.D4]+[.B5]*[.D5]+[.B6]*[.D6]+[.B7]*[.D7]+[.B8]*[.D8]" table:style-name="ce11">
            <text:p>173,09 €</text:p>
          </table:table-cell>
          <table:table-cell office:value-type="currency" office:value="209.4" table:formula="of:=[.C2]*[.D2]+[.C3]*[.D3]+[.C5]*[.D5]+[.C4]*[.D4]+[.C6]*[.D6]+[.C7]*[.D7]+[.C8]*[.D8]" table:style-name="ce11">
            <text:p>209,40 €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ptionnel</text:p>
          </table:table-cell>
          <table:table-cell office:value-type="string" table:style-name="ce2">
            <text:p>Prix HT</text:p>
          </table:table-cell>
          <table:table-cell office:value-type="string" table:style-name="ce2">
            <text:p>Prix TTC</text:p>
          </table:table-cell>
          <table:table-cell office:value-type="string" table:style-name="ce2">
            <text:p>Quantité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Lot de 5 câbles Grove 5 cm" table:formula="of:=HYPERLINK(&quot;https://www.gotronic.fr/art-lot-de-5-cables-grove-5-cm-19055.htm&quot;;&quot;Lot de 5 câbles Grove 5 cm&quot;)" table:style-name="ce12">
            <text:p>Lot de 5 câbles Grove 5 cm</text:p>
          </table:table-cell>
          <table:table-cell office:value-type="currency" office:value="1.63" table:style-name="ce13">
            <text:p>1,63 €</text:p>
          </table:table-cell>
          <table:table-cell office:value-type="currency" office:value="1.95" table:style-name="ce13">
            <text:p>1,95 €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office:string-value="Lot de 5 câbles Grove 20 cm" table:formula="of:=HYPERLINK(&quot;https://www.gotronic.fr/art-lot-de-5-cables-grove-20-cm-19054.htm&quot;;&quot;Lot de 5 câbles Grove 20 cm&quot;)" table:style-name="ce12">
            <text:p>Lot de 5 câbles Grove 20 cm</text:p>
          </table:table-cell>
          <table:table-cell office:value-type="currency" office:value="2.4900000000000002" table:style-name="ce13">
            <text:p>2,49 €</text:p>
          </table:table-cell>
          <table:table-cell office:value-type="currency" office:value="2.99" table:style-name="ce13">
            <text:p>2,99 €</text:p>
          </table:table-cell>
          <table:table-cell office:value-type="float" office:value="1" table:style-name="ce14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office:value-type="string" table:style-name="ce15">
            <text:p>Total HT</text:p>
          </table:table-cell>
          <table:table-cell office:value-type="string" table:style-name="ce16">
            <text:p>Total TTC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office:value-type="currency" office:value="177.21" table:formula="of:=[.B10]+[.B11]+[.E8]" table:style-name="ce11">
            <text:p>177,21 €</text:p>
          </table:table-cell>
          <table:table-cell office:value-type="currency" office:value="214.34" table:formula="of:=[.C10]+[.C11]+[.F8]" table:style-name="ce11">
            <text:p>214,34 €</text:p>
          </table:table-cell>
          <table:table-cell table:number-columns-repeated="16378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elvira raphaelle</meta:initial-creator>
    <dc:creator>elvira raphaelle</dc:creator>
    <meta:creation-date>2018-06-19T09:58:24Z</meta:creation-date>
    <dc:date>2018-06-19T09:58:24Z</dc:date>
  </office:meta>
</office:document-meta>
</file>